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768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4768d" officeooo:paragraph-rsid="0014768d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4768d" officeooo:paragraph-rsid="0014768d" style:font-weight-asian="normal" style:font-weight-complex="normal"/>
    </style:style>
    <style:style style:name="P4" style:family="paragraph" style:parent-style-name="Standard">
      <style:text-properties officeooo:rsid="001a7870" officeooo:paragraph-rsid="001a7870"/>
    </style:style>
    <style:style style:name="P5" style:family="paragraph" style:parent-style-name="Standard">
      <style:text-properties officeooo:paragraph-rsid="001f488a"/>
    </style:style>
    <style:style style:name="P6" style:family="paragraph" style:parent-style-name="Standard">
      <style:text-properties officeooo:paragraph-rsid="0022ffc6"/>
    </style:style>
    <style:style style:name="P7" style:family="paragraph" style:parent-style-name="Standard">
      <style:text-properties officeooo:paragraph-rsid="001b44de"/>
    </style:style>
    <style:style style:name="P8" style:family="paragraph" style:parent-style-name="Standard">
      <style:text-properties officeooo:rsid="00338e27" officeooo:paragraph-rsid="00338e27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4768d" style:font-weight-asian="normal" style:font-weight-complex="normal"/>
    </style:style>
    <style:style style:name="T3" style:family="text">
      <style:text-properties style:text-underline-style="none" fo:font-weight="normal" officeooo:rsid="00163dca" style:font-weight-asian="normal" style:font-weight-complex="normal"/>
    </style:style>
    <style:style style:name="T4" style:family="text">
      <style:text-properties style:text-underline-style="none" fo:font-weight="normal" officeooo:rsid="00173dd2" style:font-weight-asian="normal" style:font-weight-complex="normal"/>
    </style:style>
    <style:style style:name="T5" style:family="text">
      <style:text-properties style:text-underline-style="none" fo:font-weight="normal" officeooo:rsid="0018f6eb" style:font-weight-asian="normal" style:font-weight-complex="normal"/>
    </style:style>
    <style:style style:name="T6" style:family="text">
      <style:text-properties style:text-underline-style="none" fo:font-weight="normal" officeooo:rsid="001973b2" style:font-weight-asian="normal" style:font-weight-complex="normal"/>
    </style:style>
    <style:style style:name="T7" style:family="text">
      <style:text-properties style:text-underline-style="none" fo:font-weight="normal" officeooo:rsid="001b2f3d" style:font-weight-asian="normal" style:font-weight-complex="normal"/>
    </style:style>
    <style:style style:name="T8" style:family="text">
      <style:text-properties style:text-underline-style="none" fo:font-weight="normal" officeooo:rsid="001c14fe" style:font-weight-asian="normal" style:font-weight-complex="normal"/>
    </style:style>
    <style:style style:name="T9" style:family="text">
      <style:text-properties style:text-underline-style="none" fo:font-weight="normal" officeooo:rsid="001d74bc" style:font-weight-asian="normal" style:font-weight-complex="normal"/>
    </style:style>
    <style:style style:name="T10" style:family="text">
      <style:text-properties style:text-underline-style="none" fo:font-weight="normal" officeooo:rsid="001f488a" style:font-weight-asian="normal" style:font-weight-complex="normal"/>
    </style:style>
    <style:style style:name="T11" style:family="text">
      <style:text-properties style:text-underline-style="none" fo:font-weight="normal" officeooo:rsid="0021e64a" style:font-weight-asian="normal" style:font-weight-complex="normal"/>
    </style:style>
    <style:style style:name="T12" style:family="text">
      <style:text-properties style:text-underline-style="none" fo:font-weight="normal" officeooo:rsid="00221b3b" style:font-weight-asian="normal" style:font-weight-complex="normal"/>
    </style:style>
    <style:style style:name="T13" style:family="text">
      <style:text-properties style:text-underline-style="none" fo:font-weight="normal" officeooo:rsid="0024a2a7" style:font-weight-asian="normal" style:font-weight-complex="normal"/>
    </style:style>
    <style:style style:name="T14" style:family="text">
      <style:text-properties style:text-underline-style="none" fo:font-weight="normal" officeooo:rsid="0022ffc6" style:font-weight-asian="normal" style:font-weight-complex="normal"/>
    </style:style>
    <style:style style:name="T15" style:family="text">
      <style:text-properties style:text-underline-style="none" fo:font-weight="normal" officeooo:rsid="00254f4a" style:font-weight-asian="normal" style:font-weight-complex="normal"/>
    </style:style>
    <style:style style:name="T16" style:family="text">
      <style:text-properties style:text-underline-style="none" fo:font-weight="normal" officeooo:rsid="001b44de" style:font-weight-asian="normal" style:font-weight-complex="normal"/>
    </style:style>
    <style:style style:name="T17" style:family="text">
      <style:text-properties style:text-underline-style="none" fo:font-weight="normal" officeooo:rsid="0027a724" style:font-weight-asian="normal" style:font-weight-complex="normal"/>
    </style:style>
    <style:style style:name="T18" style:family="text">
      <style:text-properties style:text-underline-style="none" fo:font-weight="normal" officeooo:rsid="002869d5" style:font-weight-asian="normal" style:font-weight-complex="normal"/>
    </style:style>
    <style:style style:name="T19" style:family="text">
      <style:text-properties style:text-underline-style="none" fo:font-weight="normal" officeooo:rsid="0029ca15" style:font-weight-asian="normal" style:font-weight-complex="normal"/>
    </style:style>
    <style:style style:name="T20" style:family="text">
      <style:text-properties style:text-underline-style="none" fo:font-weight="normal" officeooo:rsid="002bc01a" style:font-weight-asian="normal" style:font-weight-complex="normal"/>
    </style:style>
    <style:style style:name="T21" style:family="text">
      <style:text-properties style:text-underline-style="none" fo:font-weight="normal" officeooo:rsid="002be462" style:font-weight-asian="normal" style:font-weight-complex="normal"/>
    </style:style>
    <style:style style:name="T22" style:family="text">
      <style:text-properties style:text-underline-style="none" fo:font-weight="normal" officeooo:rsid="002e3ff4" style:font-weight-asian="normal" style:font-weight-complex="normal"/>
    </style:style>
    <style:style style:name="T23" style:family="text">
      <style:text-properties style:text-underline-style="none" fo:font-weight="normal" officeooo:rsid="002f1427" style:font-weight-asian="normal" style:font-weight-complex="normal"/>
    </style:style>
    <style:style style:name="T24" style:family="text">
      <style:text-properties style:text-underline-style="none" fo:font-weight="normal" officeooo:rsid="002f80da" style:font-weight-asian="normal" style:font-weight-complex="normal"/>
    </style:style>
    <style:style style:name="T25" style:family="text">
      <style:text-properties style:text-underline-style="none" fo:font-weight="normal" officeooo:rsid="00303485" style:font-weight-asian="normal" style:font-weight-complex="normal"/>
    </style:style>
    <style:style style:name="T26" style:family="text">
      <style:text-properties style:text-underline-style="none" fo:font-weight="normal" officeooo:rsid="0032560e" style:font-weight-asian="normal" style:font-weight-complex="normal"/>
    </style:style>
    <style:style style:name="T27" style:family="text">
      <style:text-properties style:text-underline-style="none" fo:font-weight="normal" officeooo:rsid="0034119a" style:font-weight-asian="normal" style:font-weight-complex="normal"/>
    </style:style>
    <style:style style:name="T28" style:family="text">
      <style:text-properties style:text-underline-style="none" fo:font-weight="normal" officeooo:rsid="003583ac" style:font-weight-asian="normal" style:font-weight-complex="normal"/>
    </style:style>
    <style:style style:name="T29" style:family="text">
      <style:text-properties style:text-underline-style="none" fo:font-weight="normal" officeooo:rsid="0035e994" style:font-weight-asian="normal" style:font-weight-complex="normal"/>
    </style:style>
    <style:style style:name="T30" style:family="text">
      <style:text-properties style:text-underline-style="none" fo:font-weight="normal" officeooo:rsid="00369efa" style:font-weight-asian="normal" style:font-weight-complex="normal"/>
    </style:style>
    <style:style style:name="T31" style:family="text">
      <style:text-properties style:text-underline-style="none" fo:font-weight="normal" officeooo:rsid="00396246" style:font-weight-asian="normal" style:font-weight-complex="normal"/>
    </style:style>
    <style:style style:name="T32" style:family="text">
      <style:text-properties style:text-underline-style="none" fo:font-weight="normal" officeooo:rsid="003ab97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ub d’informatique – présentation</text:p>
      <text:p text:style-name="P2"/>
      <text:p text:style-name="P3">Bonjour à tous, </text:p>
      <text:p text:style-name="P3"/>
      <text:p text:style-name="P1"><text:span text:style-name="T2">Je </text:span><text:span text:style-name="T5">m’appelle</text:span><text:span text:style-name="T2"> Léopold et je suis en </text:span><text:span text:style-name="T31">T</text:span><text:span text:style-name="T2">erminale </text:span><text:span text:style-name="T6">3</text:span><text:span text:style-name="T2">, dans la même classe qu’Hubert et Amaury. </text:span></text:p>
      <text:p text:style-name="P1"><text:span text:style-name="T2"/></text:p>
      <text:p text:style-name="P5"><text:span text:style-name="T2">Je vais vou</text:span><text:span text:style-name="T9">s </text:span><text:span text:style-name="T2">parler </text:span><text:span text:style-name="T9">brièvement</text:span><text:span text:style-name="T2"> des différents projets </text:span><text:span text:style-name="T10">en lien avec les </text:span><text:span text:style-name="T3">mathématiques</text:span><text:span text:style-name="T2"> que nous avons </text:span><text:span text:style-name="T3">réalisés au cours de l’année. </text:span><text:span text:style-name="T4">Parmi les plus </text:span><text:span text:style-name="T11">importants </text:span><text:span text:style-name="T4">: </text:span></text:p>
      <text:p text:style-name="P1"><text:span text:style-name="T4">- algorithmes des graphes </text:span><text:span text:style-name="T12">(Gale Shapley, Dijkstra, Prim)</text:span></text:p>
      <text:p text:style-name="P1"><text:span text:style-name="T4">- théorie des nombres (nombres premiers, tests de primalité, théorème des restes chinois)</text:span></text:p>
      <text:p text:style-name="P1"><text:span text:style-name="T4">- </text:span><text:span text:style-name="T5">approximations de constantes </text:span><text:span text:style-name="T30">(constante d’euler, pi)</text:span></text:p>
      <text:p text:style-name="P1"><text:span text:style-name="T5">- binôme de newton</text:span></text:p>
      <text:p text:style-name="P8"><text:span text:style-name="T5">- </text:span><text:span text:style-name="T1">développements limités </text:span><text:span text:style-name="T27">pour les fonctions trigonométriques, logarithm</text:span><text:span text:style-name="T28">es</text:span><text:span text:style-name="T27">, exponentielles</text:span></text:p>
      <text:p text:style-name="P1"><text:span text:style-name="T5"/></text:p>
      <text:p text:style-name="P6"><text:span text:style-name="T5">M</text:span><text:span text:style-name="T14">ême si </text:span><text:span text:style-name="T17">ces</text:span><text:span text:style-name="T14"> noms vous sont </text:span><text:span text:style-name="T17">probablement</text:span><text:span text:style-name="T14"> encore totalement inconnus, vous apprendrez très vite à les maîtriser et à les appliquer à des situations réelles. </text:span><text:span text:style-name="T13">Par exemple, le système GPS utilise constamment des graphes pour trouver un chemin </text:span><text:span text:style-name="T18">optimal </text:span><text:span text:style-name="T13">entre un point A et un point B, ou encore l</text:span><text:span text:style-name="T24">a méthode de </text:span><text:span text:style-name="T13">chiffrement RSA, </text:span><text:span text:style-name="T25">qui</text:span><text:span text:style-name="T13"> est aujourd’hui au cœur de la sécurité des banques, repose sur </text:span><text:span text:style-name="T19">la factorisation de</text:span><text:span text:style-name="T13"> de</text:span><text:span text:style-name="T19">ux</text:span><text:span text:style-name="T13"> nombres premiers </text:span><text:span text:style-name="T20">(c’est un peu plus compliqué en pratique)</text:span><text:span text:style-name="T13">. L’informatique est </text:span><text:span text:style-name="T15">de nos jours </text:span><text:span text:style-name="T13">une discipline émergente et ce club est pour vous une occasion en or </text:span><text:span text:style-name="T21">de prendre de l’avance sur </text:span><text:span text:style-name="T26">votre futur car vous y serez probablement confrontés un jour ou l’autre</text:span><text:span text:style-name="T13">. </text:span></text:p>
      <text:p text:style-name="P4"><text:span text:style-name="T7"/></text:p>
      <text:p text:style-name="P7"><text:span text:style-name="T22">De plus</text:span><text:span text:style-name="T16">, les exercices et projets d’algorithmique (j’emploie souvent </text:span><text:span text:style-name="T8">l</text:span><text:span text:style-name="T16">e terme « </text:span><text:span text:style-name="T8">algorithmique »</text:span><text:span text:style-name="T16"> parce que c’est celui qui se réfère le mieux à ce que nous faisons dans le club) permettent de développer un esprit de recherche de solutions à des problèmes (</text:span><text:span text:style-name="T23">par exemple sur les plateformes en ligne</text:span><text:span text:style-name="T16"> France IOI, Project Euler, Prologin, …), </text:span><text:span text:style-name="T29">qui vous sera utile tout au long de votre vie et surtout dans le supérieur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14:38:58.130091395</meta:creation-date>
    <dc:date>2021-05-26T17:28:45.900960892</dc:date>
    <meta:editing-duration>PT2H49M27S</meta:editing-duration>
    <meta:editing-cycles>43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274" meta:character-count="1688" meta:non-whitespace-character-count="1419"/>
  </office:meta>
</office:document-meta>
</file>